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P3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4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5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P6" style:family="paragraph" style:parent-style-name="Standard">
      <style:text-properties fo:color="#000000" style:font-name="Courier New" fo:font-size="10pt" officeooo:rsid="000810d0" officeooo:paragraph-rsid="000810d0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33ff99"/>
    </style:style>
    <style:style style:name="T3" style:family="text">
      <style:text-properties fo:color="#009900"/>
    </style:style>
    <style:style style:name="T4" style:family="text">
      <style:text-properties fo:color="#3333ff"/>
    </style:style>
    <style:style style:name="T5" style:family="text">
      <style:text-properties fo:color="#00a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</text:span><text:tab/><text:span text:style-name="T3">#CMPS 455 Assignment No. 1 </text:span></text:p>
      <text:p text:style-name="P2"><text:span text:style-name="T1">2</text:span><text:tab/><text:span text:style-name="T3">#Authors: Mark Anderson, Koppany Horvath </text:span></text:p>
      <text:p text:style-name="P2"><text:span text:style-name="T1">3</text:span><text:tab/><text:span text:style-name="T3">#Language: Python 2.7 </text:span></text:p>
      <text:p text:style-name="P2"><text:span text:style-name="T1">4</text:span><text:tab/><text:span text:style-name="T3">#Task: Write a program to read a postfix expression with $ at the end, </text:span><text:tab/><text:span text:style-name="T3">compute and display its value (all variables are single letters of type</text:span><text:span text:style-name="T2"> </text:span><text:tab/><text:span text:style-name="T3">integer) </text:span></text:p>
      <text:p text:style-name="P3">5</text:p>
      <text:p text:style-name="P2"><text:span text:style-name="T1">6</text:span><text:tab/>while True: <text:span text:style-name="T3">#repl loop </text:span></text:p>
      <text:p text:style-name="P2"><text:span text:style-name="T1">7</text:span><text:tab/><text:tab/>variables = {} <text:span text:style-name="T3">#hold vars so we only type them once </text:span></text:p>
      <text:p text:style-name="P2"><text:span text:style-name="T1">8</text:span><text:tab/><text:tab/>stack = [] <text:span text:style-name="T3">#hold the numbers for postfix operations </text:span></text:p>
      <text:p text:style-name="P3">9 </text:p>
      <text:p text:style-name="P2"><text:span text:style-name="T1">10</text:span><text:tab/><text:tab/>inp = raw_input(<text:span text:style-name="T4">"Enter a postfix expression with a $ at the end:"</text:span>) <text:tab/><text:span text:style-name="T3">#get user input </text:span></text:p>
      <text:p text:style-name="P3">11</text:p>
      <text:p text:style-name="P2"><text:span text:style-name="T1">12</text:span><text:tab/><text:tab/>for char in inp: <text:span text:style-name="T3">#look through each character </text:span></text:p>
      <text:p text:style-name="P2"><text:span text:style-name="T1">13</text:span><text:tab/><text:tab/><text:tab/>if char == <text:span text:style-name="T4">"$"</text:span>: <text:span text:style-name="T3">#print answer finish if $ </text:span></text:p>
      <text:p text:style-name="P2"><text:span text:style-name="T1">14</text:span><text:tab/><text:tab/><text:tab/><text:tab/>print <text:span text:style-name="T4">"\tFinal value = %d"</text:span> % stack.pop(-1) </text:p>
      <text:p text:style-name="P2"><text:span text:style-name="T1">15</text:span><text:tab/><text:tab/><text:tab/><text:tab/>break </text:p>
      <text:p text:style-name="P2"><text:span text:style-name="T1">16</text:span><text:tab/><text:tab/><text:tab/>elif char.isalpha(): <text:span text:style-name="T3">#if it's a variable </text:span></text:p>
      <text:p text:style-name="P2"><text:span text:style-name="T1">17</text:span><text:tab/><text:tab/><text:tab/><text:tab/>if not char in variables: <text:span text:style-name="T3">#if variable not defined <text:tab/>then define it </text:span></text:p>
      <text:p text:style-name="P2"><text:span text:style-name="T1">18</text:span><text:tab/><text:tab/><text:tab/><text:tab/><text:tab/>var = raw_input(<text:span text:style-name="T4">"Enter the value of " + char + <text:tab/>":"</text:span>) </text:p>
      <text:p text:style-name="P2"><text:span text:style-name="T1">19</text:span><text:tab/><text:tab/><text:tab/><text:tab/><text:tab/>variables[char] = int(var) <text:span text:style-name="T3">#store int variable </text:span></text:p>
      <text:p text:style-name="P2"><text:span text:style-name="T1">20</text:span><text:tab/><text:tab/><text:tab/><text:tab/>stack.append(variables[char]) <text:span text:style-name="T3">#push to stack </text:span></text:p>
      <text:p text:style-name="P2"><text:span text:style-name="T1">21</text:span><text:tab/><text:tab/><text:tab/>elif char in [<text:span text:style-name="T4">"+"</text:span>,<text:span text:style-name="T4">"-"</text:span>,<text:span text:style-name="T4">"*"</text:span>,<text:span text:style-name="T4">"/"</text:span>]: <text:span text:style-name="T3">#if it's a math operation </text:span></text:p>
      <text:p text:style-name="P2"><text:span text:style-name="T1">22</text:span><text:tab/><text:tab/><text:tab/><text:tab/>b = stack.pop(-1) <text:span text:style-name="T3">#get b </text:span></text:p>
      <text:p text:style-name="P2"><text:span text:style-name="T1">23</text:span><text:tab/><text:tab/><text:tab/><text:tab/>a = stack.pop(-1) <text:span text:style-name="T3">#get a </text:span></text:p>
      <text:p text:style-name="P2"><text:span text:style-name="T1">24</text:span><text:tab/><text:tab/><text:tab/><text:tab/>if char == <text:span text:style-name="T4">"+"</text:span>: stack.append(a + b) <text:span text:style-name="T3">#a + b </text:span></text:p>
      <text:p text:style-name="P2"><text:span text:style-name="T1">25</text:span><text:tab/><text:tab/><text:tab/><text:tab/>elif char == <text:span text:style-name="T4">"-"</text:span>: stack.append(a - b) <text:span text:style-name="T3">#a - b </text:span></text:p>
      <text:p text:style-name="P2"><text:span text:style-name="T1">26</text:span><text:tab/><text:tab/><text:tab/><text:tab/>elif char == <text:span text:style-name="T4">"*"</text:span>: stack.append(a * b) <text:span text:style-name="T3">#a * b </text:span></text:p>
      <text:p text:style-name="P2"><text:span text:style-name="T1">27</text:span><text:tab/><text:tab/><text:tab/><text:tab/>elif char == <text:span text:style-name="T4">"/"</text:span>: stack.append(a / b) <text:span text:style-name="T3">#a / b </text:span></text:p>
      <text:p text:style-name="P2"><text:span text:style-name="T1">28</text:span><text:tab/><text:tab/><text:tab/>else: <text:span text:style-name="T3">#error, unknown character </text:span></text:p>
      <text:p text:style-name="P2"><text:span text:style-name="T1">29</text:span><text:tab/><text:tab/><text:tab/><text:tab/>print <text:span text:style-name="T4">"The character '" + char + "' is not valid, <text:tab/>exiting" </text:span></text:p>
      <text:p text:style-name="P2"><text:span text:style-name="T1">30</text:span><text:tab/><text:tab/><text:tab/><text:tab/>break </text:p>
      <text:p text:style-name="P2"><text:span text:style-name="T1">31</text:span> </text:p>
      <text:p text:style-name="P2"><text:span text:style-name="T1">32</text:span><text:tab/><text:tab/>inp = raw_input(<text:span text:style-name="T4">"Continue(Y/n)?"</text:span>) <text:span text:style-name="T3">#ask to continue </text:span></text:p>
      <text:p text:style-name="P2"><text:span text:style-name="T1">33</text:span><text:tab/><text:tab/>if inp.lower() == <text:span text:style-name="T4">"n"</text:span>: break <text:span text:style-name="T3">#break if not </text:span></text:p>
      <text:p text:style-name="P2"><text:span text:style-name="T1">34</text:span><text:tab/><text:tab/>print </text:p>
      <text:p text:style-name="P3">35</text:p>
      <text:p text:style-name="P2"><text:span text:style-name="T1">36</text:span><text:tab/><text:span text:style-name="T4">""" Output: </text:span></text:p>
      <text:p text:style-name="P2"><text:span text:style-name="T1">37</text:span><text:tab/><text:span text:style-name="T4">Enter a postfix expression with a $ at the end: ab*c+$ </text:span></text:p>
      <text:p text:style-name="P2"><text:span text:style-name="T1">38</text:span><text:tab/><text:span text:style-name="T4">Enter the value of a: 2 </text:span></text:p>
      <text:p text:style-name="P2"><text:span text:style-name="T1">39</text:span><text:tab/><text:span text:style-name="T4">Enter the value of b: 3 </text:span></text:p>
      <text:p text:style-name="P2"><text:span text:style-name="T1">40</text:span><text:tab/><text:span text:style-name="T4">Enter the value of c: 4 </text:span></text:p>
      <text:p text:style-name="P2"><text:span text:style-name="T1">41</text:span><text:tab/><text:span text:style-name="T4"><text:tab/>Final value = 10 </text:span></text:p>
      <text:p text:style-name="P2"><text:span text:style-name="T1">42</text:span><text:tab/><text:span text:style-name="T4">Continue(Y/n)? y </text:span></text:p>
      <text:p text:style-name="P3">43</text:p>
      <text:p text:style-name="P2"><text:span text:style-name="T1">44</text:span><text:tab/><text:span text:style-name="T4">Enter a postfix expression with a $ at the end: beef*++$ </text:span></text:p>
      <text:p text:style-name="P2"><text:span text:style-name="T1">45</text:span><text:tab/><text:span text:style-name="T4">Enter the value of b: 2 </text:span></text:p>
      <text:p text:style-name="P2"><text:span text:style-name="T1">46</text:span><text:tab/><text:span text:style-name="T4">Enter the value of e: 3 </text:span></text:p>
      <text:p text:style-name="P2"><text:span text:style-name="T1">47</text:span><text:tab/><text:span text:style-name="T4">Enter the value of f: 4 </text:span></text:p>
      <text:p text:style-name="P2"><text:span text:style-name="T1">48</text:span><text:tab/><text:span text:style-name="T4"><text:tab/>Final value = 17 </text:span></text:p>
      <text:p text:style-name="P2"><text:span text:style-name="T1">49</text:span><text:tab/><text:span text:style-name="T4">Continue(Y/n)? n </text:span></text:p>
      <text:p text:style-name="P2"><text:span text:style-name="T1">50</text:span><text:tab/><text:span text:style-name="T4">"""</text:span></text:p>
      <text:p text:style-name="P2"><text:span text:style-name="T4"/></text:p>
      <text:p text:style-name="P6"><text:soft-page-break/>1<text:tab/><text:span text:style-name="T5">#CMPS 455 Assignment No. 7 Pt. 1</text:span></text:p>
      <text:p text:style-name="P6">2<text:tab/><text:span text:style-name="T5">#Authors: Koppany Horvath</text:span></text:p>
      <text:p text:style-name="P6">3<text:tab/><text:span text:style-name="T5">#Language: Python 3.6</text:span></text:p>
      <text:p text:style-name="P6">4<text:tab/><text:span text:style-name="T5">#Task: Given the following CFG and the Predictive Parsing table. Write a</text:span> <text:tab/><text:span text:style-name="T5">program to trace input strings (1) (a+a)*a$ (2) a*(a/a)$ (3) a(a+a)$</text:span> <text:tab/><text:span text:style-name="T5">Show the content of the stack after each match.</text:span></text:p>
      <text:p text:style-name="P6">5<text:tab/></text:p>
      <text:p text:style-name="P6">6<text:tab/>def matches(string):</text:p>
      <text:p text:style-name="P6">7<text:tab/><text:tab/>parseTable = {</text:p>
      <text:p text:style-name="P6">8<text:tab/><text:tab/><text:tab/>"E":{"a":"TQ", "+":None, <text:s/>"-":None, <text:s/>"*":None, <text:s/>"/":None, <text:s/><text:tab/>"(":"TQ", <text:s/>")":None, "$":None},</text:p>
      <text:p text:style-name="P6">9<text:tab/><text:tab/><text:tab/>"Q":{"a":None, "+":"+TQ", "-":"-TQ", "*":None, <text:s/>"/":None, <text:s/><text:tab/>"(":None, <text:s/>")":"", <text:s text:c="2"/>"$":""},</text:p>
      <text:p text:style-name="P6">10<text:tab/><text:tab/><text:tab/>"T":{"a":"FR", "+":None, <text:s/>"-":None, <text:s/>"*":None, <text:s/>"/":None, <text:s/><text:tab/>"(":"FR", <text:s/>")":None, "$":None},</text:p>
      <text:p text:style-name="P6">11<text:tab/><text:tab/><text:tab/>"R":{"a":None, "+":"", <text:s text:c="3"/>"-":"", <text:s text:c="3"/>"*":"*FR", "/":"/FR", <text:tab/>"(":None, <text:s/>")":"", <text:s text:c="2"/>"$":""},</text:p>
      <text:p text:style-name="P6">12<text:tab/><text:tab/><text:tab/>"F":{"a":"a", <text:s/>"+":None, <text:s/>"-":None, <text:s/>"*":None, <text:s/>"/":None, <text:s/><text:tab/>"(":"(E)", ")":None, "$":None}</text:p>
      <text:p text:style-name="P6">13<text:tab/><text:tab/>}</text:p>
      <text:p text:style-name="P6">14<text:tab/><text:tab/>stack = []</text:p>
      <text:p text:style-name="P6">15<text:tab/><text:tab/>curTerm = None</text:p>
      <text:p text:style-name="P6">16<text:tab/><text:tab/>curNonTerm = None</text:p>
      <text:p text:style-name="P6">17<text:tab/><text:tab/>done = False</text:p>
      <text:p text:style-name="P6">18<text:tab/><text:tab/>isGood = True</text:p>
      <text:p text:style-name="P6">19<text:tab/></text:p>
      <text:p text:style-name="P6">20<text:tab/><text:tab/>stack.append("$")</text:p>
      <text:p text:style-name="P6">21<text:tab/><text:tab/>stack.append("E")</text:p>
      <text:p text:style-name="P6">22<text:tab/></text:p>
      <text:p text:style-name="P6">23<text:tab/><text:tab/>while not done:</text:p>
      <text:p text:style-name="P6">24<text:tab/><text:tab/><text:tab/>curTerm = string[0] #read</text:p>
      <text:p text:style-name="P6">25<text:tab/><text:tab/><text:tab/>string = string[1:]</text:p>
      <text:p text:style-name="P6">26<text:tab/></text:p>
      <text:p text:style-name="P6">27<text:tab/><text:tab/><text:tab/>while 1:</text:p>
      <text:p text:style-name="P6">28<text:tab/><text:tab/><text:tab/><text:tab/>curNonTerm = stack.pop()</text:p>
      <text:p text:style-name="P6">29<text:tab/><text:tab/><text:tab/><text:tab/>if curNonTerm in "a+-*/()$": #if it's a term, match</text:p>
      <text:p text:style-name="P6">30<text:tab/><text:tab/><text:tab/><text:tab/><text:tab/>print("Match:", curNonTerm, " - ", "Stack:", <text:tab/>stack)</text:p>
      <text:p text:style-name="P6">31<text:tab/><text:tab/><text:tab/><text:tab/><text:tab/>if curNonTerm == "$": done = True #if it's the <text:tab/>end then exit</text:p>
      <text:p text:style-name="P6">32<text:tab/><text:tab/><text:tab/><text:tab/><text:tab/>break</text:p>
      <text:p text:style-name="P6">33<text:tab/></text:p>
      <text:p text:style-name="P6">34<text:tab/><text:tab/><text:tab/><text:tab/>p = parseTable[curNonTerm][curTerm]</text:p>
      <text:p text:style-name="P6">35<text:tab/><text:tab/><text:tab/><text:tab/>if p == "": continue #if it's lambda, pop again</text:p>
      <text:p text:style-name="P6">36<text:tab/><text:tab/><text:tab/><text:tab/>elif p == None: #if it's none, break with error</text:p>
      <text:p text:style-name="P6">37<text:tab/><text:tab/><text:tab/><text:tab/><text:tab/>done = True</text:p>
      <text:p text:style-name="P6">38<text:tab/><text:tab/><text:tab/><text:tab/><text:tab/>isGood = False</text:p>
      <text:p text:style-name="P6">39<text:tab/><text:tab/><text:tab/><text:tab/><text:tab/>break</text:p>
      <text:p text:style-name="P6">40<text:tab/></text:p>
      <text:p text:style-name="P6">41<text:tab/><text:tab/><text:tab/><text:tab/>for x in p[::-1]: stack.append(x) #push in reverse <text:tab/>order</text:p>
      <text:p text:style-name="P6">42<text:tab/><text:tab/>return isGood</text:p>
      <text:p text:style-name="P6">43<text:tab/></text:p>
      <text:p text:style-name="P6">44<text:tab/>for s in ["(a+a)*a$","a*(a/a)$","a(a+a)$"]:</text:p>
      <text:p text:style-name="P6">45<text:tab/><text:tab/>print("Working on string:", s)</text:p>
      <text:p text:style-name="P6">46<text:tab/><text:tab/>isMatch = matches(s)</text:p>
      <text:p text:style-name="P6">47<text:tab/><text:tab/>if isMatch: print("String matches grammar!")</text:p>
      <text:p text:style-name="P6"><text:soft-page-break/>48<text:tab/><text:tab/>else: print("Error: string does not match grammar!")</text:p>
      <text:p text:style-name="P6">49<text:tab/><text:tab/>print()</text:p>
      <text:p text:style-name="P6">50<text:tab/></text:p>
      <text:p text:style-name="P6">51<text:tab/>""" Output:</text:p>
      <text:p text:style-name="P6">52<text:tab/>Working on string: (a+a)*a$</text:p>
      <text:p text:style-name="P6">53<text:tab/>Match: ( <text:s/>- <text:s/>Stack: ['$', 'Q', 'R', ')', 'E']</text:p>
      <text:p text:style-name="P6">54<text:tab/>Match: a <text:s/>- <text:s/>Stack: ['$', 'Q', 'R', ')', 'Q', 'R']</text:p>
      <text:p text:style-name="P6">55<text:tab/>Match: + <text:s/>- <text:s/>Stack: ['$', 'Q', 'R', ')', 'Q', 'T']</text:p>
      <text:p text:style-name="P6">56<text:tab/>Match: a <text:s/>- <text:s/>Stack: ['$', 'Q', 'R', ')', 'Q', 'R']</text:p>
      <text:p text:style-name="P6">57<text:tab/>Match: ) <text:s/>- <text:s/>Stack: ['$', 'Q', 'R']</text:p>
      <text:p text:style-name="P6">58<text:tab/>Match: * <text:s/>- <text:s/>Stack: ['$', 'Q', 'R', 'F']</text:p>
      <text:p text:style-name="P6">59<text:tab/>Match: a <text:s/>- <text:s/>Stack: ['$', 'Q', 'R']</text:p>
      <text:p text:style-name="P6">60<text:tab/>Match: $ <text:s/>- <text:s/>Stack: []</text:p>
      <text:p text:style-name="P6">61<text:tab/>String matches grammar!</text:p>
      <text:p text:style-name="P6">62<text:tab/></text:p>
      <text:p text:style-name="P6">63<text:tab/>Working on string: a*(a/a)$</text:p>
      <text:p text:style-name="P6">64<text:tab/>Match: a <text:s/>- <text:s/>Stack: ['$', 'Q', 'R']</text:p>
      <text:p text:style-name="P6">65<text:tab/>Match: * <text:s/>- <text:s/>Stack: ['$', 'Q', 'R', 'F']</text:p>
      <text:p text:style-name="P6">66<text:tab/>Match: ( <text:s/>- <text:s/>Stack: ['$', 'Q', 'R', ')', 'E']</text:p>
      <text:p text:style-name="P6">67<text:tab/>Match: a <text:s/>- <text:s/>Stack: ['$', 'Q', 'R', ')', 'Q', 'R']</text:p>
      <text:p text:style-name="P6">68<text:tab/>Match: / <text:s/>- <text:s/>Stack: ['$', 'Q', 'R', ')', 'Q', 'R', 'F']</text:p>
      <text:p text:style-name="P6">69<text:tab/>Match: a <text:s/>- <text:s/>Stack: ['$', 'Q', 'R', ')', 'Q', 'R']</text:p>
      <text:p text:style-name="P6">70<text:tab/>Match: ) <text:s/>- <text:s/>Stack: ['$', 'Q', 'R']</text:p>
      <text:p text:style-name="P6">71<text:tab/>Match: $ <text:s/>- <text:s/>Stack: []</text:p>
      <text:p text:style-name="P6">72<text:tab/>String matches grammar!</text:p>
      <text:p text:style-name="P6">73<text:tab/></text:p>
      <text:p text:style-name="P6">74<text:tab/>Working on string: a(a+a)$</text:p>
      <text:p text:style-name="P6">75<text:tab/>Match: a <text:s/>- <text:s/>Stack: ['$', 'Q', 'R']</text:p>
      <text:p text:style-name="P6">76<text:tab/>Error: string does not match grammar!</text:p>
      <text:p text:style-name="P6">77<text:tab/>"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on &amp; Horvath<text:tab/>CMPS 455 Assignment 1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10-25T18:40:15.114707360</dc:date>
    <meta:editing-duration>PT4M46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3" meta:paragraph-count="128" meta:word-count="827" meta:character-count="4614" meta:non-whitespace-character-count="3646"/>
  </office:meta>
</office:document-meta>
</file>